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186f1c"/>
    </style:style>
    <style:style style:name="P3" style:family="paragraph" style:parent-style-name="Standard" style:list-style-name="L1">
      <style:text-properties officeooo:paragraph-rsid="001a53e2"/>
    </style:style>
    <style:style style:name="P4" style:family="paragraph" style:parent-style-name="Standard" style:list-style-name="L1">
      <style:text-properties officeooo:paragraph-rsid="001bd36b"/>
    </style:style>
    <style:style style:name="P5" style:family="paragraph" style:parent-style-name="Standard" style:list-style-name="L1">
      <style:text-properties officeooo:paragraph-rsid="001c72e3"/>
    </style:style>
    <style:style style:name="P6" style:family="paragraph" style:parent-style-name="Standard" style:list-style-name="L1">
      <style:text-properties officeooo:rsid="001a53e2" officeooo:paragraph-rsid="001a53e2"/>
    </style:style>
    <style:style style:name="P7" style:family="paragraph" style:parent-style-name="Standard" style:list-style-name="L1">
      <style:text-properties officeooo:rsid="001bd36b" officeooo:paragraph-rsid="001bd36b"/>
    </style:style>
    <style:style style:name="T1" style:family="text">
      <style:text-properties officeooo:rsid="00186f1c"/>
    </style:style>
    <style:style style:name="T2" style:family="text">
      <style:text-properties officeooo:rsid="001a53e2"/>
    </style:style>
    <style:style style:name="T3" style:family="text">
      <style:text-properties officeooo:rsid="001bd36b"/>
    </style:style>
    <style:style style:name="T4" style:family="text">
      <style:text-properties officeooo:rsid="001c72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47298897" text:style-name="L1">
        <text:list-item>
          <text:p text:style-name="P1">A lo largo del siguiente Jupyter notebook se detallará el propósito de cada pieza de código, el cuál nos permitirá definir un clasificador de objetos.</text:p>
          <text:p text:style-name="P1"/>
        </text:list-item>
        <text:list-item>
          <text:p text:style-name="P1">A continuación procederemos a importar librerías de carácter general que nos permitirá entre otras cosas graficar, realizar <text:span text:style-name="T1">cálculos</text:span>, acceder a funciones del sistema operativo y <text:span text:style-name="T1">entre otros.</text:span></text:p>
          <text:p text:style-name="P1"/>
        </text:list-item>
        <text:list-item>
          <text:p text:style-name="P2"><text:span text:style-name="T1">Definimos el directorio donde se encuentra el conjunto de imágenes que </text:span><text:span text:style-name="T2">comprenderá nuestro conjunto de datos de entrada, dicho directorio se encuentra debajo del directorio data/train.</text:span></text:p>
          <text:p text:style-name="P2"><text:line-break/><text:span text:style-name="T2">La función image_stats nos dará una idea de las dimensiones de las imágenes que se encuentran en dicho directorio, calcularemos promedios de ancho y alto de las imágenes.</text:span></text:p>
        </text:list-item>
        <text:list-item>
          <text:p text:style-name="P6">Crearemos una lista que contiene cada una de las clases de imágenes, esta lista tiene dos propósitos, por un lado identifica mediante una palabra la clase de objeto a identificar, por otro lado dentro del código se utilizará para asignar etiquetas.</text:p>
        </text:list-item>
        <text:list-item>
          <text:p text:style-name="P3"><text:span text:style-name="T2">Una vez definida las clases de nuestro clasificador creamos una función que nos permitirá asignar a cada elemento del data set (conjunto de datos) dicha etiqueta, los archivos poseen el prefijo de las clases que definimos por lo que será relativamente sencillo generar una estructura que nos permita etiquetar apropiadamente cada elemento.</text:span></text:p>
        </text:list-item>
        <text:list-item>
          <text:p text:style-name="P7">Mediante una función llamada “load_training_data” cargaremos el data set y al mismo tiempo etiquetaremos los datos.</text:p>
        </text:list-item>
        <text:list-item>
          <text:p text:style-name="P7">“train_data” es la estructura en la que almacenamos los datos de entrenamiento, hacemos un muestreo de dicha estructura a continuación:</text:p>
        </text:list-item>
        <text:list-item>
          <text:p text:style-name="P7">Asimismo realizamos un muestreo de los datos que componen la estructura de etiquetas la cual tiene una correspondencia uno a uno con “train_data”</text:p>
        </text:list-item>
        <text:list-item>
          <text:p text:style-name="P4"><text:span text:style-name="T3">Importamos las librerías de tensorflow/keras, que nos permitirá </text:span><text:span text:style-name="T4">realizar la construcción del modelo.<text:line-break/>Nuestro modelo es multicapa, utilizamos principalmente varias capas de activación ReLU, adicionalmente empleamos redes neuronales convulsionantes.</text:span></text:p>
        </text:list-item>
        <text:list-item>
          <text:p text:style-name="P4"><text:span text:style-name="T4">Al momento de compilar el modelo estamos utilizando una función de pérdida catalogada como “entropía cruzada” (crossentropy) la cuál es una </text:span>función de optimización que se utiliza en el caso de entrenar un modelo de clasificación, <text:span text:style-name="T4">como el que estamos ejecutando ahora, realiza una clasificación de datos</text:span> mediante la predicción de la probabilidad de que los datos pertenezcan a una clase <text:span text:style-name="T4">o </text:span>a otra. <text:line-break/><text:line-break/><text:span text:style-name="T4">Dentro de Keras existen varios tipos de función de pérdida </text:span>de entropía cruzada:</text:p>
          <text:list>
            <text:list-item>
              <text:p text:style-name="P5">binary_crossentropy: se utiliza como función de pérdida para el modelo de clasificación binaria. </text:p>
            </text:list-item>
            <text:list-item>
              <text:p text:style-name="P5">sparse_categorical_crossentropy: Se utiliza como una función de pérdida para el modelo de clasificación de clases múltiples donde a la etiqueta de salida se le asigna un valor entero (0, 1, 2, 3…). Esta función de pérdida es matemáticamente la misma que categorical_crossentropy. Simplemente tiene una interfaz diferente.</text:p>
            </text:list-item>
            <text:list-item>
              <text:p text:style-name="P5">categorical_crossentropy: se utiliza como una función de pérdida para el modelo de clasificación de clases múltiples donde hay dos o más etiquetas de salida. A la etiqueta de salida se le asigna un valor de codificación de categoría única en forma de 0 y 1. La etiqueta de salida, si está presente en forma de número entero, se convierte en codificación categórica utilizando el método keras.utils to_categorical.</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7:32:17.370564085</meta:creation-date>
    <dc:date>2021-03-23T22:20:06.872195479</dc:date>
    <meta:editing-duration>PT3H55M48S</meta:editing-duration>
    <meta:editing-cycles>1</meta:editing-cycles>
    <meta:document-statistic meta:table-count="0" meta:image-count="0" meta:object-count="0" meta:page-count="1" meta:paragraph-count="16" meta:word-count="507" meta:character-count="3248" meta:non-whitespace-character-count="2767"/>
    <meta:generator>LibreOffice/6.4.6.2$Linux_X86_64 LibreOffice_project/40$Build-2</meta:generator>
  </office:meta>
</office:document-meta>
</file>